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52in"/>
    </style:style>
    <style:style style:name="co2" style:family="table-column">
      <style:table-column-properties fo:break-before="auto" style:column-width="6.212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அசோகமித்திர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ப்புசாமி. பே. நா</text:p>
          </table:table-cell>
          <table:table-cell office:value-type="string" calcext:value-type="string">
            <text:p>அறிவியல் கட்டுரைகள் (சுஜாதா போன்று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ய்யனார் விஸ்வநாத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ராத்து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ழகிரிசாமி. க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தவன் (சுந்தரம். கே. எஸ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ந்திரா பார்த்தசார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ஐராவதம் மகாதேவன்</text:p>
          </table:table-cell>
          <table:table-cell office:value-type="string" calcext:value-type="string">
            <text:p>தமிழர் வரலாற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ந்தசாமி. ச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ிச்சான் குஞ்ச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ல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ார்ல் மார்க்ஸ். ஜ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ைலாசபதி. க</text:p>
          </table:table-cell>
          <table:table-cell office:value-type="string" calcext:value-type="string">
            <text:p>தமிழ் இலக்கிய வரலாறு பற்ற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ோணங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ோதைநாயகி. வை. மு</text:p>
          </table:table-cell>
          <table:table-cell office:value-type="string" calcext:value-type="string">
            <text:p>தீவிரமானது அல்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ம்பத். எஸ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ய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ரவணன் சந்திரன்</text:p>
          </table:table-cell>
          <table:table-cell office:value-type="string" calcext:value-type="string">
            <text:p>சாருவின் எழுத்துப்போல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ாமிநாத சர்மா. வெ</text:p>
          </table:table-cell>
          <table:table-cell office:value-type="string" calcext:value-type="string">
            <text:p>வரலாறு கட்டுரைகள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ாமிநாதையர். உ. வே</text:p>
          </table:table-cell>
          <table:table-cell office:value-type="string" calcext:value-type="string">
            <text:p>தமிழ் தாத்த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ாரு நிவேதித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தம்பர சுப்ரமண்யன். ந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ிவசங்கர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ுப்ரமண்யம். க. ந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ுபா (எழுத்தாளர்கள்)</text:p>
          </table:table-cell>
          <table:table-cell office:value-type="string" calcext:value-type="string">
            <text:p>தீவிரமானது அல்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ுஜாதா</text:p>
          </table:table-cell>
          <table:table-cell office:value-type="string" calcext:value-type="string">
            <text:p>தீவிரமானது அல்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ெல்லப்பா. சி. ச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கழி சிவசங்கரப்பிள்ள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ஞ்சை பிரகாஷ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்வாணன்</text:p>
          </table:table-cell>
          <table:table-cell office:value-type="string" calcext:value-type="string">
            <text:p>துப்பறியும் புதினங்கள், தீவிரமானது அல்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ேவநேயப் பாவாணர். ஞ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ோப்பில் முஹம்மது மீரா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குல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கராஜன். ஜ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ஞ்சில் நாட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ரமசிவன். த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மயன்</text:p>
          </table:table-cell>
          <table:table-cell office:value-type="string" calcext:value-type="string">
            <text:p>வேளாண்மை பற்ற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ரதிதா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ரதிய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லகுமாரன்</text:p>
          </table:table-cell>
          <table:table-cell office:value-type="string" calcext:value-type="string">
            <text:p>துப்பறியும் புதினங்கள், தீவிரமானது அல்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ிச்சமூர்த்தி. 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ிரபஞ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துமைப்பித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ூமண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ெருமாள்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ுருகவேள். இரா</text:p>
          </table:table-cell>
          <table:table-cell office:value-type="string" calcext:value-type="string">
            <text:p>எஸ். 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ுருகன். இர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ௌன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ரங்கநாதன். தி. 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ராமகிருஷ்ணன். எஸ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ராமாமிர்தம். லா. 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ராஜகோபாலன். கு. 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ராஜநாராயணன். 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லக்ஷ்மி சரவணகும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ண்ணநில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ெங்கட்ராம். எம். வ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ெங்கடேசன். ச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ைக்கம் முகமது பஷீர்</text:p>
          </table:table-cell>
          <table:table-cell office:value-type="string" calcext:value-type="string">
            <text:p><text:span text:style-name="T1">எஸ். ரா. பரிந்துரை, </text:span>பால்யகால சகி, மதில்கள், முச்சீட்டுகளிக்காரண்டே மகள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ஜானகிராமன். 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ெயகா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ெயமோ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ஷெரீப். கா. ம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ஷோபா சக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ஸ்ரீராம். வெ</text:p>
          </table:table-cell>
          <table:table-cell office:value-type="string" calcext:value-type="string">
            <text:p>மொழிபெயர்ப்பாளர், எஸ். ரா பரிந்துரை</text:p>
          </table:table-cell>
          <table:table-cell table:number-columns-repeated="1022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5:16:39.658669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4.2$Linux_X86_64 LibreOffice_project/00$Build-2</meta:generator>
    <dc:date>2021-01-18T15:18:34.035774064</dc:date>
    <meta:editing-duration>PT5H1M31S</meta:editing-duration>
    <meta:editing-cycles>71</meta:editing-cycles>
    <meta:document-statistic meta:table-count="1" meta:cell-count="84" meta:object-count="0"/>
  </office:meta>
</office:document-meta>
</file>